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70000009B6EB69956450896D7.jpg" manifest:media-type="image/jpeg"/>
  <manifest:file-entry manifest:full-path="Pictures/100000000000004B0000004B367288E7B59C92F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1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Arial" style:font-name-complex="Arial1"/>
    </style:style>
    <style:style style:name="P4" style:family="paragraph" style:parent-style-name="Footer">
      <style:paragraph-properties fo:text-align="center" style:justify-single-word="false" fo:orphans="0" fo:widows="0"/>
    </style:style>
    <style:style style:name="P5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style:font-size-asian="12pt" style:font-name-complex="Arial1"/>
    </style:style>
    <style:style style:name="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1" style:font-weight-complex="bold"/>
    </style:style>
    <style:style style:name="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1"/>
    </style:style>
    <style:style style:name="P8" style:family="paragraph" style:parent-style-name="Heading_20_3">
      <style:text-properties style:font-name="Times New Roman" fo:font-size="9pt" fo:language="es" fo:country="ES" fo:font-weight="bold" style:font-size-asian="9pt" style:language-asian="zh" style:country-asian="CN" style:font-weight-asian="bold" style:font-name-complex="Times New Roman1" style:font-size-complex="9pt" style:language-complex="ar" style:country-complex="SA" style:font-weight-complex="bold"/>
    </style:style>
    <style:style style:name="P9" style:family="paragraph" style:parent-style-name="Heading_20_4" style:master-page-name="Standard">
      <style:paragraph-properties style:page-number="auto"/>
      <style:text-properties style:font-name="Arial" style:font-name-complex="Arial1"/>
    </style:style>
    <style:style style:name="P10" style:family="paragraph" style:parent-style-name="Heading_20_4">
      <style:text-properties style:font-name="Arial" style:font-name-complex="Arial1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9pt" fo:language="es" fo:country="ES" fo:font-weight="bold" style:font-size-asian="9pt" style:language-asian="zh" style:country-asian="CN" style:font-weight-asian="bold" style:font-name-complex="Times New Roman1" style:font-size-complex="9pt" style:language-complex="ar" style:country-complex="SA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es" fo:country="ES" fo:font-weight="normal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08e179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08e179" officeooo:paragraph-rsid="0008e179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s" fo:country="ES" officeooo:rsid="0008e179" officeooo:paragraph-rsid="0008e179" style:font-size-asian="12pt" style:language-asian="zh" style:country-asian="CN" style:font-size-complex="12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fo:font-size="12pt" fo:language="es" fo:country="ES" officeooo:rsid="0008e179" style:font-size-asian="12pt" style:language-asian="zh" style:country-asian="CN" style:font-size-complex="12pt" style:language-complex="ar" style:country-complex="SA"/>
    </style:style>
    <style:style style:name="P17" style:family="paragraph" style:parent-style-name="Standard">
      <style:paragraph-properties fo:text-align="start" style:justify-single-word="false"/>
      <style:text-properties fo:font-size="12pt" fo:language="es" fo:country="ES" officeooo:rsid="0017ba48" officeooo:paragraph-rsid="0008e179" style:font-size-asian="12pt" style:language-asian="zh" style:country-asian="CN" style:font-size-complex="12pt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fo:font-size="12pt" fo:language="es" fo:country="ES" fo:font-weight="normal" officeooo:rsid="0008e179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17ba48" officeooo:paragraph-rsid="0008e179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12pt" fo:language="es" fo:country="ES" officeooo:rsid="0017ba48" officeooo:paragraph-rsid="0008e179" style:font-size-asian="12pt" style:language-asian="zh" style:country-asian="CN" style:font-size-complex="12pt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es" fo:country="ES" officeooo:rsid="0017ba48" officeooo:paragraph-rsid="0008e179" style:font-size-asian="12pt" style:language-asian="zh" style:country-asian="CN" style:font-size-complex="12pt" style:language-complex="ar" style:country-complex="SA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Times New Roman" fo:font-size="12pt" fo:language="es" fo:country="ES" officeooo:rsid="0017ba48" officeooo:paragraph-rsid="0008e179" style:font-size-asian="12pt" style:language-asian="zh" style:country-asian="CN" style:font-size-complex="12pt" style:language-complex="ar" style:country-complex="SA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Times New Roman" fo:font-size="12pt" fo:language="es" fo:country="ES" officeooo:rsid="0017ba48" officeooo:paragraph-rsid="0008e179" style:font-size-asian="12pt" style:language-asian="zh" style:country-asian="CN" style:font-size-complex="12pt" style:language-complex="ar" style:country-complex="SA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Times New Roman" fo:font-size="12pt" fo:language="es" fo:country="ES" officeooo:rsid="0017ba48" officeooo:paragraph-rsid="0008e179" style:font-size-asian="12pt" style:language-asian="zh" style:country-asian="CN" style:font-size-complex="12pt" style:language-complex="ar" style:country-complex="SA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2pt" fo:language="es" fo:country="ES" officeooo:rsid="0008e179" officeooo:paragraph-rsid="0008e179" style:font-size-asian="12pt" style:language-asian="zh" style:country-asian="CN" style:font-size-complex="12pt" style:language-complex="ar" style:country-complex="SA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Times New Roman" fo:font-size="12pt" fo:language="es" fo:country="ES" officeooo:rsid="0008e179" officeooo:paragraph-rsid="0008e179" style:font-size-asian="12pt" style:language-asian="zh" style:country-asian="CN" style:font-size-complex="12pt" style:language-complex="ar" style:country-complex="SA"/>
    </style:style>
    <style:style style:name="P27" style:family="paragraph" style:parent-style-name="Standard">
      <style:paragraph-properties fo:text-align="start" style:justify-single-word="false"/>
      <style:text-properties officeooo:rsid="0017fd04" officeooo:paragraph-rsid="0008e179"/>
    </style:style>
    <style:style style:name="P28" style:family="paragraph" style:parent-style-name="Standard">
      <style:paragraph-properties fo:text-align="start" style:justify-single-word="false"/>
      <style:text-properties officeooo:rsid="001c1dc5" officeooo:paragraph-rsid="0008e179"/>
    </style:style>
    <style:style style:name="P29" style:family="paragraph" style:parent-style-name="Standard">
      <style:paragraph-properties fo:text-align="start" style:justify-single-word="false"/>
      <style:text-properties officeooo:rsid="001dc9cc" officeooo:paragraph-rsid="0008e179"/>
    </style:style>
    <style:style style:name="P30" style:family="paragraph" style:parent-style-name="Standard" style:list-style-name="L10">
      <style:paragraph-properties fo:text-align="start" style:justify-single-word="false"/>
      <style:text-properties style:font-name="Liberation Serif" fo:font-size="12pt" fo:language="es" fo:country="ES" officeooo:paragraph-rsid="000a9c76" style:font-size-asian="12pt" style:language-asian="zh" style:country-asian="CN" style:font-size-complex="12pt" style:language-complex="ar" style:country-complex="SA"/>
    </style:style>
    <style:style style:name="P31" style:family="paragraph" style:parent-style-name="Standard" style:list-style-name="L12">
      <style:paragraph-properties fo:text-align="start" style:justify-single-word="false"/>
      <style:text-properties style:font-name="Liberation Serif" fo:font-size="12pt" fo:language="es" fo:country="ES" fo:font-weight="normal" officeooo:rsid="00197bce" officeooo:paragraph-rsid="000a9c76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normal" officeooo:rsid="00197bce" officeooo:paragraph-rsid="000a9c76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font-size="12pt" fo:language="es" fo:country="ES" fo:font-weight="bold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34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2pt" fo:language="es" fo:country="ES" fo:font-weight="bold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35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2pt" fo:language="es" fo:country="ES" fo:font-weight="bold" officeooo:rsid="000a9c76" officeooo:paragraph-rsid="000a9c76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36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2pt" fo:language="es" fo:country="ES" fo:font-weight="normal" officeooo:rsid="0008e179" officeooo:paragraph-rsid="0008e179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7" style:family="paragraph" style:parent-style-name="Text_20_body">
      <style:paragraph-properties fo:margin-left="0cm" fo:margin-right="0cm" fo:margin-top="0cm" fo:margin-bottom="0.399cm" style:contextual-spacing="false" fo:line-height="100%" fo:text-indent="0cm" style:auto-text-indent="false" style:writing-mode="lr-tb"/>
      <style:text-properties fo:font-size="12pt" fo:language="es" fo:country="ES" fo:font-weight="normal" officeooo:rsid="0008e179" officeooo:paragraph-rsid="0008e179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8" style:family="paragraph" style:parent-style-name="Text_20_body" style:list-style-name="L3">
      <style:paragraph-properties fo:margin-top="0cm" fo:margin-bottom="0.399cm" style:contextual-spacing="false" fo:line-height="100%" fo:text-align="start" style:justify-single-word="false" style:writing-mode="lr-tb"/>
      <style:text-properties fo:font-size="12pt" fo:language="es" fo:country="ES" fo:font-weight="normal" officeooo:rsid="0008e179" officeooo:paragraph-rsid="0008e179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9" style:family="paragraph" style:parent-style-name="Text_20_body">
      <style:paragraph-properties fo:margin-top="0cm" fo:margin-bottom="0.399cm" style:contextual-spacing="false" fo:line-height="100%" fo:text-align="start" style:justify-single-word="false" style:writing-mode="lr-tb"/>
      <style:text-properties fo:font-size="12pt" fo:language="es" fo:country="ES" fo:font-weight="normal" officeooo:rsid="0008e179" officeooo:paragraph-rsid="0008e179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40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2pt" fo:language="es" fo:country="ES" fo:font-weight="normal" officeooo:rsid="000a9c76" officeooo:paragraph-rsid="000a9c76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41" style:family="paragraph" style:parent-style-name="Text_20_body" style:list-style-name="L14">
      <style:paragraph-properties fo:margin-top="0cm" fo:margin-bottom="0.499cm" style:contextual-spacing="false" style:writing-mode="lr-tb"/>
      <style:text-properties fo:font-size="12pt" fo:language="es" fo:country="ES" fo:font-weight="normal" officeooo:rsid="000a9c76" officeooo:paragraph-rsid="000a9c76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42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2pt" fo:language="es" fo:country="ES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43" style:family="paragraph" style:parent-style-name="Text_20_body" style:list-style-name="L9">
      <style:paragraph-properties fo:margin-top="0cm" fo:margin-bottom="0.499cm" style:contextual-spacing="false" style:writing-mode="lr-tb"/>
      <style:text-properties fo:font-size="12pt" fo:language="es" fo:country="ES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44" style:family="paragraph" style:parent-style-name="Text_20_body" style:list-style-name="L9">
      <style:paragraph-properties fo:margin-top="0cm" fo:margin-bottom="0.499cm" style:contextual-spacing="false" style:writing-mode="lr-tb"/>
      <style:text-properties fo:font-size="12pt" fo:language="es" fo:country="ES" fo:font-weight="normal" officeooo:paragraph-rsid="0008e179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45" style:family="paragraph" style:parent-style-name="Text_20_body" style:list-style-name="L14">
      <style:paragraph-properties fo:margin-top="0cm" fo:margin-bottom="0.499cm" style:contextual-spacing="false" style:writing-mode="lr-tb"/>
      <style:text-properties fo:font-size="12pt" fo:language="es" fo:country="ES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Times New Roman" fo:font-size="12pt" fo:language="es" fo:country="ES" fo:font-weight="normal" officeooo:rsid="0008e179" officeooo:paragraph-rsid="0008e179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P47" style:family="paragraph" style:parent-style-name="Text_20_body" style:list-style-name="L1">
      <style:paragraph-properties fo:text-align="justify" style:justify-single-word="false"/>
      <style:text-properties style:font-name="Times New Roman" fo:font-size="12pt" fo:language="es" fo:country="ES" fo:font-weight="normal" officeooo:rsid="0008e179" officeooo:paragraph-rsid="0008e179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" style:family="text">
      <style:text-properties style:font-name="Arial" fo:font-size="12pt" style:font-size-asian="12pt" style:font-name-complex="Arial1"/>
    </style:style>
    <style:style style:name="T2" style:family="text">
      <style:text-properties officeooo:rsid="0008e179"/>
    </style:style>
    <style:style style:name="T3" style:family="text">
      <style:text-properties fo:color="#202429" loext:opacity="100%"/>
    </style:style>
    <style:style style:name="T4" style:family="text">
      <style:text-properties fo:color="#202429" loext:opacity="100%" style:font-name="TimesNewRomanPSMT"/>
    </style:style>
    <style:style style:name="T5" style:family="text">
      <style:text-properties fo:color="#202429" loext:opacity="100%" style:font-name="TimesNewRomanPSMT" fo:font-size="11pt" style:font-size-asian="11pt"/>
    </style:style>
    <style:style style:name="T6" style:family="text">
      <style:text-properties fo:color="#202429" loext:opacity="100%" style:font-name="TimesNewRomanPSMT" fo:font-size="11pt" officeooo:rsid="000a9c76" style:font-size-asian="11pt"/>
    </style:style>
    <style:style style:name="T7" style:family="text">
      <style:text-properties fo:color="#202429" loext:opacity="100%" style:font-name="TimesNewRomanPSMT" fo:font-size="11pt" officeooo:rsid="000c6a59" style:font-size-asian="11pt"/>
    </style:style>
    <style:style style:name="T8" style:family="text">
      <style:text-properties fo:color="#202429" loext:opacity="100%" style:font-name="Times New Roman"/>
    </style:style>
    <style:style style:name="T9" style:family="text">
      <style:text-properties fo:color="#202429" loext:opacity="100%" officeooo:rsid="0008e179"/>
    </style:style>
    <style:style style:name="T10" style:family="text">
      <style:text-properties fo:color="#202429" loext:opacity="100%" officeooo:rsid="00197bce"/>
    </style:style>
    <style:style style:name="T11" style:family="text">
      <style:text-properties fo:color="#202429" loext:opacity="100%" fo:font-weight="bold" style:font-weight-asian="bold" style:font-weight-complex="bold"/>
    </style:style>
    <style:style style:name="T12" style:family="text">
      <style:text-properties fo:color="#202429" loext:opacity="100%" fo:font-weight="bold" officeooo:rsid="00197bce" style:font-weight-asian="bold" style:font-weight-complex="bold"/>
    </style:style>
    <style:style style:name="T13" style:family="text">
      <style:text-properties officeooo:rsid="000a9c7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c6a59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4"/>
      <text:h text:style-name="P10" text:outline-level="4">NOM I COGNOMS: <text:tab/><text:span text:style-name="T2">William Molina</text:span><text:tab/><text:tab/><text:tab/><text:tab/><text:tab/>DATA:<text:span text:style-name="T2">01/03/2024</text:span></text:h>
      <text:p text:style-name="P3"/>
      <text:h text:style-name="Heading_20_3" text:outline-level="3">EXAMEN – Sistemes Operatius:</text:h>
      <text:h text:style-name="P8" text:outline-level="3"/>
      <text:p text:style-name="P11"/>
      <text:p text:style-name="P33">1.- Parla del noms de fitxers: Característiques bàsiques.</text:p>
      <text:p text:style-name="P33"/>
      <text:p text:style-name="P46">El nombre de un fichero es una cadena de caracteres que identifica al fichero dentro del sistema. Las características básicas de los nombres de ficheros son:</text:p>
      <text:p text:style-name="P46"/>
      <text:list text:style-name="L1">
        <text:list-item>
          <text:p text:style-name="P47">Pueden contener cualquier carácter excepto barra(/), o nulo( ).</text:p>
        </text:list-item>
        <text:list-item>
          <text:p text:style-name="P20"><text:span text:style-name="T3">Distinguen entre mayúsculas y minúsculas (case sensitive).</text:span></text:p>
        </text:list-item>
        <text:list-item>
          <text:p text:style-name="P25"><text:span text:style-name="T3">Su tamaño varia entre 1 y 255 caracteres (255 bytes).</text:span></text:p>
        </text:list-item>
        <text:list-item>
          <text:p text:style-name="P25"><text:span text:style-name="T3">Permiten las dobles extensiones.</text:span></text:p>
        </text:list-item>
        <text:list-item>
          <text:p text:style-name="P25"><text:span text:style-name="T3">Las extensiones no son normativas.</text:span></text:p>
          <text:p text:style-name="P15"/>
        </text:list-item>
      </text:list>
      <text:p text:style-name="P17"><text:span text:style-name="T4">Además, cabe mencionar que los directorios se consideran ficheros, y se les aplica las características anteriores. </text:span></text:p>
      <text:p text:style-name="P33"/>
      <text:p text:style-name="P34">2.- Qué són les marques de temps a linux?</text:p>
      <text:p text:style-name="P36">Las marcas de tiempo en Linux son registros temporales asociados a los diferentes archivos y directorios del sistema. Son esenciales para el funcionamiento de algunas aplicaciones del sistema.</text:p>
      <text:p text:style-name="P37">Existen tres tipos de marcas de tiempo:</text:p>
      <text:list text:style-name="L3">
        <text:list-item>
          <text:p text:style-name="P38">Last Acces Time (atime): Indica la última fecha y hora a la que se accedió al archivo.</text:p>
        </text:list-item>
        <text:list-item>
          <text:p text:style-name="P38">Last Modification Time (mtime): <text:s/><text:span text:style-name="T8">Indica la última fecha y hora en la que se modificó el contenido del archivo.</text:span></text:p>
        </text:list-item>
        <text:list-item>
          <text:p text:style-name="P38">Change Time (ctime): Indica la última fecha y hora en la que se modificaron los permisos del archivo.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4"><text:soft-page-break/></text:p>
      <text:p text:style-name="P34"/>
      <text:p text:style-name="P34">3.- Enllaços simbòlics i enllaços durs. Propietats i opcions.</text:p>
      <text:p text:style-name="P21"><text:span text:style-name="T3">Un enlace simbólico es un </text:span><text:span text:style-name="T9">tipo de</text:span><text:span text:style-name="T3"> fichero que apunta a otro fichero </text:span><text:span text:style-name="T9">o carpeta</text:span><text:span text:style-name="T3">. Sus propiedades y opciones son:</text:span></text:p>
      <text:p text:style-name="P21"><text:span text:style-name="T3"/></text:p>
      <text:p text:style-name="P21"><text:span text:style-name="T3">- Propiedades:</text:span></text:p>
      <text:list xml:id="list1468321442" text:style-name="L4">
        <text:list-item>
          <text:p text:style-name="P22"><text:span text:style-name="T3">Si se borra el enlace, no se borra el fichero.</text:span></text:p>
        </text:list-item>
        <text:list-item>
          <text:p text:style-name="P22"><text:span text:style-name="T3">Si se borra el archivo, el enlace no apunta a ningún archivo (enlace roto).</text:span></text:p>
        </text:list-item>
        <text:list-item>
          <text:p text:style-name="P22"><text:span text:style-name="T3">Admite enlaces con directorios.</text:span></text:p>
        </text:list-item>
      </text:list>
      <text:p text:style-name="P21"><text:span text:style-name="T3">- Opciones:</text:span></text:p>
      <text:list text:style-name="L7">
        <text:list-item>
          <text:p text:style-name="P23"><text:span text:style-name="T11">ln -s</text:span><text:span text:style-name="T3">: Crea el enlace, hace falta pasar la ruta del archivo y la ruta donde se quiere crear el enlace.</text:span></text:p>
        </text:list-item>
      </text:list>
      <text:list text:continue-list="list1468321442" text:style-name="L4">
        <text:list-item>
          <text:p text:style-name="P22"><text:span text:style-name="T11">-f</text:span><text:span text:style-name="T3"> o –force: Elimina el enlace si ya existe.</text:span></text:p>
        </text:list-item>
        <text:list-item>
          <text:p text:style-name="P22"><text:span text:style-name="T11">-i</text:span><text:span text:style-name="T3">: Solicita al usuario una confirmación antes de eliminar los archivos. </text:span></text:p>
        </text:list-item>
      </text:list>
      <text:p text:style-name="P21"/>
      <text:p text:style-name="P21"><text:span text:style-name="T3">Un enlace duro son múltiples nombres de archivo que apuntan al mismo inode. Sus propiedades y opciones son:</text:span></text:p>
      <text:p text:style-name="P21"><text:span text:style-name="T3"/></text:p>
      <text:p text:style-name="P21"><text:span text:style-name="T3">- Propiedades:</text:span></text:p>
      <text:list xml:id="list190952323337818" text:continue-numbering="true" text:style-name="L4">
        <text:list-item>
          <text:p text:style-name="P22"><text:span text:style-name="T3">Si se borran todos los enlaces, se borra el fichero.</text:span></text:p>
        </text:list-item>
        <text:list-item>
          <text:p text:style-name="P22"><text:span text:style-name="T3">Si se borra el archivo, los enlaces no apuntan a ningún archivo (enlace roto).</text:span></text:p>
        </text:list-item>
        <text:list-item>
          <text:p text:style-name="P22"><text:span text:style-name="T3">No admite enlaces con directorios.</text:span></text:p>
        </text:list-item>
        <text:list-item>
          <text:p text:style-name="P26"><text:span text:style-name="T3">No pueden apuntar a un archivo de un diferente sistema de ficheros que el original.</text:span></text:p>
        </text:list-item>
        <text:list-item>
          <text:p text:style-name="P26"><text:span text:style-name="T3"/></text:p>
        </text:list-item>
      </text:list>
      <text:p text:style-name="P21"><text:span text:style-name="T3">- Opciones:</text:span></text:p>
      <text:list text:style-name="L8">
        <text:list-item>
          <text:p text:style-name="P24"><text:span text:style-name="T11">ln</text:span><text:span text:style-name="T3">: Crea el enlace, hace falta pasar la ruta del archivo y la ruta donde se quiere crear el enlace.</text:span></text:p>
        </text:list-item>
      </text:list>
      <text:list text:continue-list="list190952323337818" text:style-name="L4">
        <text:list-item>
          <text:p text:style-name="P22"><text:span text:style-name="T3">No se puede usar </text:span><text:span text:style-name="T11">-f</text:span><text:span text:style-name="T3">:Si existe un enlace en esa ruta, falla.</text:span></text:p>
        </text:list-item>
        <text:list-item>
          <text:p text:style-name="P22"><text:span text:style-name="T3">No permite el uso de</text:span><text:span text:style-name="T11"> -i</text:span><text:span text:style-name="T3">.</text:span></text:p>
        </text:list-item>
      </text:list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oft-page-break/><text:span text:style-name="T3"/></text:p>
      <text:p text:style-name="P34">4.- A Windows: FILTRES DE VISUALITZACIÓ, ORDENACIÓ I CERCA.</text:p>
      <text:p text:style-name="P40">Son una serie de herramientas que permiten al usuario mostrar los datos de una forma ordenada y filtrada según los parámetros deseados.</text:p>
      <text:p text:style-name="P42">Existen tres tipos de filtros:</text:p>
      <text:list text:style-name="L9">
        <text:list-item>
          <text:p text:style-name="P43"><text:span text:style-name="T14">Filtro de paginación (more)</text:span>: Divide el contenido de la salida de un comando en diferentes paginas.</text:p>
        </text:list-item>
        <text:list-item>
          <text:p text:style-name="P44"><text:span text:style-name="T14">Filtro de ordenación (sort)</text:span>: Organiza el contenido de la salida de un comando de forma ordenada, se puede ordenar de forma alfabética y numérica. Dos <text:tab/>modificadores a destacar son:</text:p>
          <text:list>
            <text:list-item>
              <text:p text:style-name="P44">/<text:span text:style-name="T14">+n</text:span>: Ordena el contenido a partir de un carácter en concreto.</text:p>
            </text:list-item>
            <text:list-item>
              <text:p text:style-name="P43">/<text:span text:style-name="T14">R</text:span>: Realiza una ordenación a la inversa.</text:p>
            </text:list-item>
          </text:list>
        </text:list-item>
        <text:list-item>
          <text:p text:style-name="P44"><text:span text:style-name="T14">Filtro de búsqueda (find)</text:span>: Sirve para buscar cadenas de caracteres dentro del contenido. Devuelve las lineas que contienen la cadena a buscar. Opciones a tener en cuenta son:</text:p>
          <text:list>
            <text:list-item>
              <text:p text:style-name="P44"><text:s/>/<text:span text:style-name="T14">v</text:span>: muestra las lineas sin la cadena.</text:p>
            </text:list-item>
            <text:list-item>
              <text:p text:style-name="P43">/<text:span text:style-name="T14">c</text:span>: cuenta las lineas que contienen la cadena y devuelve un valor numérico.</text:p>
            </text:list-item>
            <text:list-item>
              <text:p text:style-name="P44">/<text:span text:style-name="T14">n</text:span>: muestra el numero de la linea que contiene la cadena, además de su contenido.</text:p>
            </text:list-item>
            <text:list-item>
              <text:p text:style-name="P44">/<text:span text:style-name="T14">i</text:span>: a la hora de buscar una cadena, no distingue entre mayúsculas y minúsculas.</text:p>
            </text:list-item>
          </text:list>
        </text:list-item>
      </text:list>
      <text:p text:style-name="P34">5.- A Windows: Atributs i comodins.</text:p>
      <text:p text:style-name="P35">Atributos: <text:span text:style-name="T15">Son propiedades de los archivos y carpetas que indican su estado y características. Estos se pueden asignar o eliminar mediante el uso de los operadores (</text:span>+<text:span text:style-name="T15">) y (</text:span>-<text:span text:style-name="T15">). </text:span></text:p>
      <text:p text:style-name="P40">En windows tenemos:</text:p>
      <text:list text:style-name="L10">
        <text:list-item>
          <text:p text:style-name="P30"><text:span text:style-name="T10">Solo Lectura (</text:span><text:span text:style-name="T12">R</text:span><text:span text:style-name="T10">): Indica que el archivo solo puede ser leído.</text:span></text:p>
        </text:list-item>
        <text:list-item>
          <text:p text:style-name="P30"><text:span text:style-name="T10">Oculto (</text:span><text:span text:style-name="T12">H</text:span><text:span text:style-name="T10">): Oculta el archivo o carpeta en el Explorador de Archivos de Windows.</text:span></text:p>
        </text:list-item>
        <text:list-item>
          <text:p text:style-name="P30"><text:span text:style-name="T10">Sistema (</text:span><text:span text:style-name="T12">S</text:span><text:span text:style-name="T10">): Indica que el archivo o carpeta es parte del sistema operativo.</text:span></text:p>
        </text:list-item>
        <text:list-item>
          <text:p text:style-name="P30"><text:span text:style-name="T10">Archivo (</text:span><text:span text:style-name="T12">A</text:span><text:span text:style-name="T10">): Indica que el archivo ha sido modificado desde la ultima copia de seguridad.</text:span></text:p>
        </text:list-item>
      </text:list>
      <text:p text:style-name="P34"><text:soft-page-break/></text:p>
      <text:p text:style-name="P34">Comodines: <text:span text:style-name="T13">S</text:span><text:span text:style-name="T15">on caracteres especiales que se utilizan para representar conjuntos de caracteres en nombres de archivos y directorios, así como en patrones de búsqueda.</text:span></text:p>
      <text:p text:style-name="P40">En windows los dos más utilizados son:</text:p>
      <text:list text:style-name="L12">
        <text:list-item>
          <text:p text:style-name="P31"><text:span text:style-name="T3">Asterisco (</text:span><text:span text:style-name="T11">*</text:span><text:span text:style-name="T3">): Sustituye a un numero indeterminado de caracteres. </text:span></text:p>
        </text:list-item>
        <text:list-item>
          <text:p text:style-name="P31"><text:span text:style-name="T3">Interrogante (?): Sustituye a un solo carácter.</text:span></text:p>
        </text:list-item>
      </text:list>
      <text:p text:style-name="P32"/>
      <text:p text:style-name="P32"/>
      <text:p text:style-name="P34">6.- A linux: Qué és un paquet virtual? Explica-ho amb les teves paraules.</text:p>
      <text:p text:style-name="P40">Se trata de un paquete vacío con un nombre genérico que provee dependencias a otros paquetes. Hay múltiples funciones de estos paquetes en el sistema, algunos de estos paquetes se pueden gestionar con el comando update-alternatives.</text:p>
      <text:p text:style-name="P40"/>
      <text:p text:style-name="P34">7.- Cóm es fan les comandes de linux? En quin llenguatge están fetes? És un llenguatge de baix o alt nivell?</text:p>
      <text:p text:style-name="P40">Los comandos de Linux se realizar a través de una interfaz de línea de comandos (CLI) y son interpretados por el shell del sistema operativo, en la mayoría de casos en Linux se trata de Bash.</text:p>
      <text:p text:style-name="P42">Los comandos de Linux <text:span text:style-name="T13">referentes al sistema operativo están</text:span> <text:span text:style-name="T13">escritos</text:span> en lenguaje de programación C <text:span text:style-name="T16">(coreutils)</text:span>. <text:span text:style-name="T13">Pese a que algunos scripts y comandos de administración pueden estar escritos en otros lenguajes de alto nivel. </text:span></text:p>
      <text:p text:style-name="P42">El lenguaje C se considera un lenguaje de programación de nivel medio-<text:span text:style-name="T13">bajo</text:span>, ya que proporciona un buen nivel de abstracción sobre la máquina física, al tiempo que permite un control más preciso sobre los recursos del sistema.</text:p>
      <text:p text:style-name="P34"/>
      <text:p text:style-name="P34">8.- Quin objectiu té el sistema FHS?</text:p>
      <text:p text:style-name="P42">El Sistema de Jerarquía de Archivos tiene como objetivo establecer una estructura de directorios estandarizada para sistemas operativos basados en Unix y Linux. De esta forma se establece una estructura <text:span text:style-name="T13">que </text:span>facilita la administración y seguridad del sistema.</text:p>
      <text:p text:style-name="P42"/>
      <text:p text:style-name="P42"/>
      <text:p text:style-name="P42"/>
      <text:p text:style-name="P34"><text:soft-page-break/>9.- Eines Sysstat, quines són?</text:p>
      <text:p text:style-name="P42">Son un conjunto de herramientas para monitorear los sistemas Linux. Entre ellas encontramos:</text:p>
      <text:list text:style-name="L14">
        <text:list-item>
          <text:p text:style-name="P45"><text:span text:style-name="T14">mpstat</text:span>: <text:span text:style-name="T13">R</text:span>ecoge estadísticas del rendimiento de cada procesador del sistema.</text:p>
        </text:list-item>
        <text:list-item>
          <text:p text:style-name="P41"><text:span text:style-name="T14">iostat</text:span>: Genera informes de la actividad de los dispositivos E/S del sistema y del uso de la CPU.</text:p>
        </text:list-item>
        <text:list-item>
          <text:p text:style-name="P41"><text:span text:style-name="T14">sar</text:span>: Recopila, informa y guarda información sobre la actividad del sistema, la utilización del disco, la memoria y la actividad de red. </text:p>
        </text:list-item>
      </text:list>
      <text:p text:style-name="P34">10.- Parla de gnome. Qué és? Per a qué serveix?</text:p>
      <text:p text:style-name="P12">Es un entorno de escritorio para sistemas Unix y Linux. <text:span text:style-name="T13">Este</text:span> ofrece un conjunto de herramientas y aplicaciones integradas para realizar diversas tareas en el sistema operativo. </text:p>
      <text:p text:style-name="P18"/>
      <text:p text:style-name="P16"><text:span text:style-name="T13">U</text:span>na de estas herramientas es gnome-system-monitor, la cual monitoriza los procesos que se están ejecutando en el sistema y el uso que están haciendo de los recursos. <text:span text:style-name="T13">En este programa p</text:span>odemos identificar tres pestañas diferentes, una de procesos, una de recursos y otra sobre el sistema de archivos.</text:p>
      <text:p text:style-name="P13"/>
      <text:p text:style-name="P13"/>
      <text:p text:style-name="P13"/>
      <text:p text:style-name="P13"/>
      <text:p text:style-name="P14">Webgrafia:</text:p>
      <text:p text:style-name="P14"/>
      <text:p text:style-name="P19" loext:marker-style-name="T5"><text:span text:style-name="T5">pdf-gestió de fitxers </text:span><text:span text:style-name="T6">(</text:span><text:span text:style-name="T7">2, 3, 6, 29, 43, 46, 48, 52pag</text:span><text:span text:style-name="T6">)</text:span></text:p>
      <text:p text:style-name="P27" loext:marker-style-name="T5"><text:span text:style-name="T5">pdf-sistema d’arxius windows </text:span><text:span text:style-name="T6">(</text:span><text:span text:style-name="T7">13,15 pag</text:span><text:span text:style-name="T6">)</text:span></text:p>
      <text:p text:style-name="P28" loext:marker-style-name="T5"><text:span text:style-name="T5">pdf-gestio del rendiment </text:span><text:span text:style-name="T6">(</text:span><text:span text:style-name="T7">39 pag</text:span><text:span text:style-name="T6">)</text:span></text:p>
      <text:p text:style-name="P29" loext:marker-style-name="T5"><text:span text:style-name="T5">pdf- gestio de software </text:span><text:span text:style-name="T6">(</text:span><text:span text:style-name="T7">6,46 pag</text:span><text:span text:style-name="T6">)</text:span></text:p>
      <text:p text:style-name="P19" loext:marker-style-name="T5"><text:a xlink:type="simple" xlink:href="https://www.ionos.es/digitalguide/servidores/know-how/comandos-cmd/" text:style-name="Internet_20_link" text:visited-style-name="Visited_20_Internet_20_Link"><text:span text:style-name="T5">https://www.ionos.es/digitalguide/servidores/know-how/comandos-cmd/</text:span></text:a></text:p>
      <text:p text:style-name="P19" loext:marker-style-name="T5"><text:a xlink:type="simple" xlink:href="https://learn.microsoft.com/es-es/windows-server/administration/windows-commands/attrib" text:style-name="Internet_20_link" text:visited-style-name="Visited_20_Internet_20_Link"><text:span text:style-name="T5">https://learn.microsoft.com/es-es/windows-server/administration/windows-commands/attrib</text:span></text:a></text:p>
      <text:p text:style-name="P19" loext:marker-style-name="T5"><text:a xlink:type="simple" xlink:href="https://es.wikipedia.org/wiki/Filesystem_Hierarchy_Standard" text:style-name="Internet_20_link" text:visited-style-name="Visited_20_Internet_20_Link"><text:span text:style-name="T5">https://es.wikipedia.org/wiki/Filesystem_Hierarchy_Standard</text:span></text:a></text:p>
      <text:p text:style-name="P19" loext:marker-style-name="T5"><text:a xlink:type="simple" xlink:href="https://chat.openai.com/" text:style-name="Internet_20_link" text:visited-style-name="Visited_20_Internet_20_Link"><text:span text:style-name="T5">https://chat.openai.com</text:span></text:a></text:p>
      <text:p text:style-name="P19" loext:marker-style-name="T5"><text:a xlink:type="simple" xlink:href="https://openwebinars.net/blog/que-es-un-paquete-en-linux-y-que-gestores-existen/" text:style-name="Internet_20_link" text:visited-style-name="Visited_20_Internet_20_Link"><text:span text:style-name="T5">https://openwebinars.net/blog/que-es-un-paquete-en-linux-y-que-gestores-existen/</text:span></text:a></text:p>
      <text:p text:style-name="P19" loext:marker-style-name="T5"><text:a xlink:type="simple" xlink:href="https://manpages.ubuntu.com/manpages/trusty/es/man8/update-alternatives.8.html" text:style-name="Internet_20_link" text:visited-style-name="Visited_20_Internet_20_Link"><text:span text:style-name="T5">https://manpages.ubuntu.com/manpages/trusty/es/man8/update-alternatives.8.html</text:span></text:a></text:p>
      <text:p text:style-name="P19" loext:marker-style-name="T5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ca" fo:country="ES" style:letter-kerning="fals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ffff" loext:opacity="100%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align="justify" style:justify-single-word="fals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fo:color="#000000" loext:opacity="100%" style:font-name="Arial" fo:font-family="Arial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1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.905cm" fo:margin-left="-0.51cm" fo:margin-top="0cm" fo:margin-bottom="0cm" table:align="left" style:writing-mode="lr-tb"/>
    </style:style>
    <style:style style:name="Taula1.A" style:family="table-column">
      <style:table-column-properties style:column-width="1.905cm"/>
    </style:style>
    <style:style style:name="Taula1.1" style:family="table-row">
      <style:table-row-properties style:min-row-height="0.236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style:font-size-asian="12pt" style:font-name-complex="Arial1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1" style:font-weight-complex="bold"/>
    </style:style>
    <style:style style:name="MP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1"/>
    </style:style>
    <style:style style:name="MP5" style:family="paragraph" style:parent-style-name="Footer">
      <style:paragraph-properties fo:text-align="center" style:justify-single-word="false" fo:orphans="0" fo:widows="0"/>
    </style:style>
    <style:style style:name="MT1" style:family="text">
      <style:text-properties style:font-name="Arial" fo:font-size="12pt" style:font-size-asian="12pt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2" text:anchor-type="char" svg:x="-1.117cm" svg:y="0.048cm" svg:width="0.944cm" svg:height="1.085cm" draw:z-index="4"><draw:image xlink:href="Pictures/10000000000000870000009B6EB69956450896D7.jpg" xlink:type="simple" xlink:show="embed" xlink:actuate="onLoad" draw:mime-type="image/jpeg"/></draw:frame><text:span text:style-name="MT1">Generalitat de Catalunya</text:span></text:p>
        <text:p text:style-name="MP2">Departament d’Ensenyament</text:p>
        <text:p text:style-name="MP3">Institut Esteve Terradas i Illa</text:p>
        <text:p text:style-name="MP4">Departament d’Informatica</text:p>
        <text:p text:style-name="MP4"/>
      </style:header>
      <style:footer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5"><draw:frame draw:style-name="Mfr2" draw:name="Imatge1" text:anchor-type="as-char" svg:y="0.069cm" svg:width="0.725cm" svg:height="0.725cm" draw:z-index="9"><draw:image xlink:href="Pictures/100000000000004B0000004B367288E7B59C92F2.jpg" xlink:type="simple" xlink:show="embed" xlink:actuate="onLoad" draw:mime-type="image/jpeg"/></draw:fram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3-12-03T09:32:00</meta:creation-date>
    <meta:initial-creator>ANDRES</meta:initial-creator>
    <dc:language>es-ES</dc:language>
    <meta:print-date>2004-04-20T10:44:00</meta:print-date>
    <dc:date>2024-03-01T19:09:51.849000000</dc:date>
    <meta:editing-cycles>43</meta:editing-cycles>
    <dc:title>PlantillaEsteveTerradasPe</dc:title>
    <meta:editing-duration>PT14H20M58S</meta:editing-duration>
    <meta:generator>LibreOffice/7.6.2.1$Windows_X86_64 LibreOffice_project/56f7684011345957bbf33a7ee678afaf4d2ba333</meta:generator>
    <meta:document-statistic meta:table-count="1" meta:image-count="2" meta:object-count="0" meta:page-count="5" meta:paragraph-count="93" meta:word-count="1174" meta:character-count="7254" meta:non-whitespace-character-count="6195"/>
  </office:meta>
</office:document-meta>
</file>